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http://www.w3.org/2001/SMIL20/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02cm" svg:stroke-color="#c0c0c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  <style:text-properties style:use-window-font-color="true" fo:font-weight="bold"/>
    </style:style>
    <style:style style:name="T1" style:family="text">
      <style:text-properties style:use-window-font-color="tru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10.16cm" svg:height="10.16cm" svg:x="6.011cm" svg:y="8.551cm">
          <draw:glue-point draw:id="5" svg:x="0cm" svg:y="0cm"/>
          <text:p text:style-name="P2"/>
        </draw:rect>
        <draw:circle draw:style-name="gr1" draw:text-style-name="P1" draw:layer="layout" svg:width="10.16cm" svg:height="10.16cm" svg:x="6.011cm" svg:y="8.551cm">
          <text:p text:style-name="P2"/>
        </draw:circle>
        <draw:connector draw:style-name="gr2" draw:text-style-name="P1" draw:layer="layout" draw:line-skew="2.405cm 5.58cm -2.405cm" svg:x1="11.091cm" svg:y1="8.551cm" svg:x2="11.091cm" svg:y2="18.711cm" draw:start-shape="id1" draw:start-glue-point="0" draw:end-shape="id1" draw:end-glue-point="2">
          <text:p text:style-name="P2"/>
        </draw:connector>
        <draw:connector draw:style-name="gr2" draw:text-style-name="P1" draw:layer="layout" draw:line-skew="3.04cm 5.58cm -2.405cm" svg:x1="6.011cm" svg:y1="13.631cm" svg:x2="16.171cm" svg:y2="13.631cm" draw:start-shape="id1" draw:start-glue-point="3" draw:end-shape="id1" draw:end-glue-point="1">
          <text:p text:style-name="P2"/>
        </draw:connector>
        <draw:frame draw:style-name="gr3" draw:layer="layout" svg:width="2.047cm" svg:height="0.963cm" svg:x="11.091cm" svg:y="13.631cm">
          <draw:text-box>
            <text:p text:style-name="P2">origin</text:p>
          </draw:text-box>
        </draw:frame>
        <draw:path draw:style-name="gr4" draw:text-style-name="P3" draw:layer="layout" svg:width="5.08cm" svg:height="1.27cm" svg:x="11.091cm" svg:y="18.711cm" svg:viewBox="0 0 5081 1271" svg:d="m0 0c0 423 0 846 0 1270zm5080-1270c0 423 0 846 0 1270zm-5080-635c1693 0 3386 0 5080 0z">
          <text:p text:style-name="P3"><text:span text:style-name="T1">distance</text:span></text:p>
        </draw:path>
        <draw:path draw:style-name="gr4" draw:text-style-name="P3" draw:layer="layout" svg:width="5.08cm" svg:height="1.27cm" draw:transform="rotate (-1.57079632679579) translate (17.441cm 13.631cm)" svg:viewBox="0 0 5081 1271" svg:d="m0 0c0 423 0 846 0 1270zm5080-1270c0 423 0 846 0 1270zm-5080-635c1693 0 3386 0 5080 0z">
          <text:p text:style-name="P3"><text:span text:style-name="T1">distance</text:span></text:p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http://www.w3.org/2001/SMIL20/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296cm" fo:margin-bottom="0.33cm" fo:margin-left="0.296cm" fo:margin-right="0.329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http://www.w3.org/2001/SMIL20/" xmlns:anim="urn:oasis:names:tc:opendocument:xmlns:animation:1.0" office:version="1.0">
  <office:meta>
    <meta:generator>OpenOffice.org/1.9.79$Win32 OpenOffice.org_project/680m79$Build-8876$CWS-ooo20beta</meta:generator>
    <meta:initial-creator>Petri Savolainen</meta:initial-creator>
    <meta:creation-date>2005-09-17T14:27:02</meta:creation-date>
    <dc:creator>Petri Savolainen</dc:creator>
    <dc:date>2005-09-17T16:35:18</dc:date>
    <dc:language>en-US</dc:language>
    <meta:editing-cycles>2</meta:editing-cycles>
    <meta:editing-duration>PT2H8M23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